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5-10-25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5-07-19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5-04-25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5-01-18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4-10-19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4-07-27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4-04-2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4-01-24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3-10-2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3-07-2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3-05-2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3-01-2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2-10-29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2-08-02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2-04-26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2-02-0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1-11-0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1-07-28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1-04-27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1-02-10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0-11-0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0-08-05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0-04-27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20-02-10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9-11-0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9-10-02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9-08-0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9-05-08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9-02-04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8-10-29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8-07-30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8-05-0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8-01-26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7-11-02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7-09-13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7-07-2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7-05-10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7-02-0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6-11-04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6-08-0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6-05-0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6-02-0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5-11-12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5-09-1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5-08-0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5-05-0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5-02-1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4-11-1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4-08-0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4-04-3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4-02-24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3-11-0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3-08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3-05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3-02-1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2-11-14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2-09-2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2-08-16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2-05-0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2-03-0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2-02-2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1-11-0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1-08-02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1-05-0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1-02-1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0-11-0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0-09-2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0-08-10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0-05-04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10-02-1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9-11-0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9-08-0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9-04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9-02-0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8-11-1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8-08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8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8-01-3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7-11-05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7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7-08-3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7-05-02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7-02-0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6-11-0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6-08-02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6-05-11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6-02-08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5-11-02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5-08-03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5-05-17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5-01-25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4-10-2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4-07-2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4-05-0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4-02-04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1-08-1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1-05-15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1-04-0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1-02-0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0-12-1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0-09-2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2000-03-2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9-10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9-04-0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8-09-24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3-12-2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3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3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9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7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7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7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7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7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6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8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2984" calcext:value-type="float">
            <text:p>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6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3528" calcext:value-type="float">
            <text:p>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0584" calcext:value-type="float">
            <text:p>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5552" calcext:value-type="float">
            <text:p>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4216" calcext:value-type="float">
            <text:p>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0416" calcext:value-type="float">
            <text:p>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4864" calcext:value-type="float">
            <text:p>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0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7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7056" calcext:value-type="float">
            <text:p>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7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7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6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15N3</text:p>
          </table:table-cell>
          <table:table-cell office:value-type="string" calcext:value-type="string">
            <text:p>Winsteadville</text:p>
          </table:table-cell>
          <table:table-cell office:value-type="string" calcext:value-type="string">
            <text:p>1966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404" meta:object-count="0"/>
    <meta:user-defined meta:name="AppVersion">3.0</meta:user-defined>
  </office:meta>
</office:document-meta>
</file>